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Arial, sans-serif"/>
    <style:font-face style:name="Arial" svg:font-family="Arial, sans-serif"/>
    <style:font-face style:name="Lato" svg:font-family="Lato, sans-serif"/>
    <style:font-face style:name="Poynter" svg:font-family="Poynter,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text-align="center" style:justify-single-word="false"/>
      <style:text-properties fo:font-size="24pt" style:text-underline-style="solid" style:text-underline-width="auto" style:text-underline-color="font-color" officeooo:rsid="0004b5fd" officeooo:paragraph-rsid="0004b5fd" style:font-size-asian="24pt" style:font-size-complex="24pt"/>
    </style:style>
    <style:style style:name="P2" style:family="paragraph" style:parent-style-name="Standard">
      <style:paragraph-properties fo:text-align="center" style:justify-single-word="false"/>
      <style:text-properties fo:font-size="12pt" style:text-underline-style="solid" style:text-underline-width="auto" style:text-underline-color="font-color" officeooo:rsid="0004b5fd" officeooo:paragraph-rsid="0004b5fd" style:font-size-asian="10.5pt" style:font-size-complex="12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officeooo:rsid="0004b5fd" officeooo:paragraph-rsid="0004b5fd" style:font-size-asian="10.5pt" style:font-size-complex="12pt"/>
    </style:style>
    <style:style style:name="P4" style:family="paragraph" style:parent-style-name="Standard">
      <style:paragraph-properties fo:text-align="start" style:justify-single-word="false"/>
      <style:text-properties fo:font-variant="normal" fo:text-transform="none" fo:color="#111111" style:font-name="Amazon Ember" fo:font-size="12.75pt" fo:letter-spacing="normal" fo:font-style="normal" style:text-underline-style="solid" style:text-underline-width="auto" style:text-underline-color="font-color" fo:font-weight="normal" officeooo:rsid="000e1040" officeooo:paragraph-rsid="000e1040" style:font-size-asian="10.5pt" style:font-size-complex="12pt" loext:padding="0in" loext:border="none"/>
    </style:style>
    <style:style style:name="P5" style:family="paragraph" style:parent-style-name="Standard">
      <style:paragraph-properties fo:margin-left="0in" fo:margin-right="0.1043in" fo:margin-top="0in" fo:margin-bottom="0in" loext:contextual-spacing="false" fo:line-height="150%" fo:orphans="2" fo:widows="2" fo:text-indent="0in" style:auto-text-indent="false"/>
    </style:style>
    <style:style style:name="P6" style:family="paragraph" style:parent-style-name="Standard">
      <style:paragraph-properties fo:margin-top="0in" fo:margin-bottom="0in" loext:contextual-spacing="false" fo:line-height="150%" fo:orphans="2" fo:widows="2"/>
    </style:style>
    <style:style style:name="P7" style:family="paragraph" style:parent-style-name="Heading_20_2">
      <style:paragraph-properties fo:text-align="start" style:justify-single-word="false"/>
      <style:text-properties fo:font-variant="normal" fo:text-transform="none" fo:color="#21282d" style:font-name="Poynter" fo:font-size="12pt" fo:letter-spacing="normal" fo:font-style="normal" style:text-underline-style="solid" style:text-underline-width="auto" style:text-underline-color="font-color" fo:font-weight="bold" officeooo:rsid="0005f228" officeooo:paragraph-rsid="0005f228" style:font-size-asian="10.5pt" style:font-size-complex="12pt"/>
    </style:style>
    <style:style style:name="P8" style:family="paragraph" style:parent-style-name="Text_20_body">
      <style:paragraph-properties fo:text-align="start" style:justify-single-word="false"/>
      <style:text-properties fo:font-variant="normal" fo:text-transform="none" fo:color="#111111" style:font-name="Amazon Ember" fo:font-size="15.75pt" fo:letter-spacing="normal" fo:font-style="normal" style:text-underline-style="solid" style:text-underline-width="auto" style:text-underline-color="font-color" fo:font-weight="bold" officeooo:rsid="0004b5fd" officeooo:paragraph-rsid="0004b5fd" style:font-size-asian="10.5pt" style:font-size-complex="12pt"/>
    </style:style>
    <style:style style:name="P9" style:family="paragraph" style:parent-style-name="Text_20_body">
      <style:paragraph-properties fo:text-align="start" style:justify-single-word="false"/>
      <style:text-properties fo:font-variant="normal" fo:text-transform="none" fo:color="#111111" style:font-name="Amazon Ember" fo:font-size="24pt" fo:letter-spacing="normal" fo:font-style="normal" style:text-underline-style="solid" style:text-underline-width="auto" style:text-underline-color="font-color" fo:font-weight="bold" officeooo:rsid="0007f795" officeooo:paragraph-rsid="0007f795" style:font-size-asian="24pt" style:font-size-complex="24pt"/>
    </style:style>
    <style:style style:name="P10" style:family="paragraph" style:parent-style-name="Text_20_body">
      <style:paragraph-properties fo:text-align="start" style:justify-single-word="false"/>
      <style:text-properties fo:font-variant="normal" fo:text-transform="none" fo:color="#111111" style:font-name="Amazon Ember" fo:font-size="24pt" fo:letter-spacing="normal" fo:font-style="normal" style:text-underline-style="solid" style:text-underline-width="auto" style:text-underline-color="font-color" fo:font-weight="normal" officeooo:rsid="000e1040" officeooo:paragraph-rsid="000e1040" style:font-size-asian="24pt" style:font-size-complex="24pt"/>
    </style:style>
    <style:style style:name="P11" style:family="paragraph" style:parent-style-name="Text_20_body">
      <style:paragraph-properties fo:text-align="start" style:justify-single-word="false"/>
      <style:text-properties fo:font-variant="normal" fo:text-transform="none" fo:color="#111111" style:font-name="Amazon Ember" fo:font-size="20pt" fo:letter-spacing="normal" fo:font-style="normal" style:text-underline-style="solid" style:text-underline-width="auto" style:text-underline-color="font-color" fo:font-weight="normal" officeooo:rsid="0008c2f7" officeooo:paragraph-rsid="0008c2f7" style:font-size-asian="20pt" style:font-size-complex="20pt"/>
    </style:style>
    <style:style style:name="P12" style:family="paragraph" style:parent-style-name="Text_20_body">
      <style:paragraph-properties fo:text-align="start" style:justify-single-word="false"/>
      <style:text-properties fo:font-variant="normal" fo:text-transform="none" fo:color="#111111" style:font-name="Amazon Ember" fo:font-size="9.75pt" fo:letter-spacing="normal" fo:font-style="normal" style:text-underline-style="solid" style:text-underline-width="auto" style:text-underline-color="font-color" fo:font-weight="normal" officeooo:rsid="0007f795" officeooo:paragraph-rsid="0007f795" style:font-size-asian="10.5pt" style:font-size-complex="12pt"/>
    </style:style>
    <style:style style:name="P13" style:family="paragraph" style:parent-style-name="Text_20_body">
      <style:paragraph-properties fo:text-align="start" style:justify-single-word="false"/>
      <style:text-properties fo:font-variant="normal" fo:text-transform="none" fo:color="#333333" style:font-name="Arial" fo:font-size="10.5pt" fo:letter-spacing="normal" fo:font-style="normal" style:text-underline-style="solid" style:text-underline-width="auto" style:text-underline-color="font-color" fo:font-weight="normal" officeooo:rsid="0007f795" officeooo:paragraph-rsid="0007f795" style:font-size-asian="10.5pt" style:font-size-complex="12pt"/>
    </style:style>
    <style:style style:name="P14" style:family="paragraph" style:parent-style-name="Text_20_body">
      <style:paragraph-properties fo:text-align="start" style:justify-single-word="false"/>
      <style:text-properties fo:font-variant="normal" fo:text-transform="none" fo:color="#333333" style:font-name="Arial" fo:font-size="10.5pt" fo:letter-spacing="normal" fo:font-style="normal" style:text-underline-style="none" fo:font-weight="normal" officeooo:rsid="0007f795" officeooo:paragraph-rsid="0007f795" style:font-size-asian="10.5pt" style:font-size-complex="12pt"/>
    </style:style>
    <style:style style:name="P15" style:family="paragraph" style:parent-style-name="Text_20_body">
      <style:paragraph-properties fo:text-align="start" style:justify-single-word="false"/>
      <style:text-properties fo:font-size="12pt" style:text-underline-style="solid" style:text-underline-width="auto" style:text-underline-color="font-color" officeooo:rsid="0004b5fd" officeooo:paragraph-rsid="0004b5fd" style:font-size-asian="10.5pt" style:font-size-complex="12pt"/>
    </style:style>
    <style:style style:name="P16" style:family="paragraph" style:parent-style-name="Text_20_body">
      <style:paragraph-properties fo:text-align="start" style:justify-single-word="false"/>
      <style:text-properties fo:font-size="12pt" style:text-underline-style="solid" style:text-underline-width="auto" style:text-underline-color="font-color" officeooo:rsid="0004b5fd" officeooo:paragraph-rsid="0005f228" style:font-size-asian="10.5pt" style:font-size-complex="12pt"/>
    </style:style>
    <style:style style:name="P17" style:family="paragraph" style:parent-style-name="Text_20_body">
      <style:paragraph-properties fo:text-align="start" style:justify-single-word="false"/>
      <style:text-properties fo:font-size="12pt" style:text-underline-style="solid" style:text-underline-width="auto" style:text-underline-color="font-color" officeooo:rsid="0005f228" officeooo:paragraph-rsid="0005f228" style:font-size-asian="10.5pt" style:font-size-complex="12pt"/>
    </style:style>
    <style:style style:name="P18" style:family="paragraph" style:parent-style-name="Text_20_body">
      <style:paragraph-properties fo:text-align="start" style:justify-single-word="false"/>
      <style:text-properties fo:font-size="12pt" style:text-underline-style="solid" style:text-underline-width="auto" style:text-underline-color="font-color" officeooo:rsid="0007f795" officeooo:paragraph-rsid="0007f795" style:font-size-asian="10.5pt" style:font-size-complex="12pt"/>
    </style:style>
    <style:style style:name="P19" style:family="paragraph" style:parent-style-name="Text_20_body">
      <style:paragraph-properties fo:text-align="start" style:justify-single-word="false"/>
      <style:text-properties fo:font-size="12pt" style:text-underline-style="solid" style:text-underline-width="auto" style:text-underline-color="font-color" officeooo:rsid="0008c2f7" officeooo:paragraph-rsid="0008c2f7" style:font-size-asian="10.5pt" style:font-size-complex="12pt"/>
    </style:style>
    <style:style style:name="P20" style:family="paragraph" style:parent-style-name="Text_20_body">
      <style:paragraph-properties fo:text-align="start" style:justify-single-word="false"/>
      <style:text-properties fo:font-size="12pt" style:text-underline-style="solid" style:text-underline-width="auto" style:text-underline-color="font-color" officeooo:rsid="000c49b2" officeooo:paragraph-rsid="000c49b2" style:font-size-asian="10.5pt" style:font-size-complex="12pt"/>
    </style:style>
    <style:style style:name="P21" style:family="paragraph" style:parent-style-name="Text_20_body">
      <style:paragraph-properties fo:text-align="start" style:justify-single-word="false"/>
      <style:text-properties fo:font-size="12pt" style:text-underline-style="solid" style:text-underline-width="auto" style:text-underline-color="font-color" officeooo:rsid="000e1040" officeooo:paragraph-rsid="000e1040" style:font-size-asian="10.5pt" style:font-size-complex="12pt"/>
    </style:style>
    <style:style style:name="P22" style:family="paragraph" style:parent-style-name="Text_20_body">
      <style:paragraph-properties fo:text-align="start" style:justify-single-word="false" fo:padding="0.0291in" fo:border-left="none" fo:border-right="none" fo:border-top="none" fo:border-bottom="0.06pt solid #000000" style:join-border="false"/>
      <style:text-properties fo:font-size="12pt" style:text-underline-style="solid" style:text-underline-width="auto" style:text-underline-color="font-color" officeooo:rsid="0004b5fd" officeooo:paragraph-rsid="0005f228" style:font-size-asian="10.5pt" style:font-size-complex="12pt"/>
    </style:style>
    <style:style style:name="P23" style:family="paragraph" style:parent-style-name="Text_20_body">
      <style:paragraph-properties fo:text-align="start" style:justify-single-word="false" fo:padding="0.0291in" fo:border-left="none" fo:border-right="none" fo:border-top="none" fo:border-bottom="0.06pt solid #000000" style:join-border="false"/>
      <style:text-properties fo:font-size="12pt" style:text-underline-style="solid" style:text-underline-width="auto" style:text-underline-color="font-color" officeooo:rsid="0007f795" officeooo:paragraph-rsid="0007f795" style:font-size-asian="10.5pt" style:font-size-complex="12pt"/>
    </style:style>
    <style:style style:name="P24" style:family="paragraph" style:parent-style-name="Text_20_body">
      <style:paragraph-properties fo:text-align="start" style:justify-single-word="false" fo:padding="0.0291in" fo:border-left="none" fo:border-right="none" fo:border-top="none" fo:border-bottom="0.06pt solid #000000" style:join-border="false"/>
      <style:text-properties fo:font-size="12pt" style:text-underline-style="solid" style:text-underline-width="auto" style:text-underline-color="font-color" officeooo:rsid="0008c2f7" officeooo:paragraph-rsid="0008c2f7" style:font-size-asian="10.5pt" style:font-size-complex="12pt"/>
    </style:style>
    <style:style style:name="P25" style:family="paragraph" style:parent-style-name="Text_20_body">
      <style:paragraph-properties fo:text-align="start" style:justify-single-word="false" fo:padding="0.0291in" fo:border-left="none" fo:border-right="none" fo:border-top="none" fo:border-bottom="0.06pt solid #000000" style:join-border="false"/>
      <style:text-properties fo:font-size="12pt" style:text-underline-style="solid" style:text-underline-width="auto" style:text-underline-color="font-color" officeooo:rsid="000c49b2" officeooo:paragraph-rsid="000c49b2" style:font-size-asian="10.5pt" style:font-size-complex="12pt"/>
    </style:style>
    <style:style style:name="P26" style:family="paragraph" style:parent-style-name="Text_20_body">
      <style:paragraph-properties fo:text-align="start" style:justify-single-word="false" fo:padding="0.0291in" fo:border-left="none" fo:border-right="none" fo:border-top="none" fo:border-bottom="0.06pt solid #000000" style:join-border="false"/>
      <style:text-properties fo:font-size="12pt" style:text-underline-style="solid" style:text-underline-width="auto" style:text-underline-color="font-color" officeooo:rsid="000e1040" officeooo:paragraph-rsid="000e1040" style:font-size-asian="10.5pt" style:font-size-complex="12pt"/>
    </style:style>
    <style:style style:name="P27" style:family="paragraph" style:parent-style-name="Text_20_body">
      <style:paragraph-properties fo:margin-left="0in" fo:margin-right="0in" fo:line-height="188%" fo:text-align="center" style:justify-single-word="false" fo:orphans="2" fo:widows="2" fo:text-indent="0in" style:auto-text-indent="false"/>
      <style:text-properties fo:font-variant="normal" fo:text-transform="none" fo:color="#21282d" style:font-name="Lato" fo:font-size="9.75pt" fo:letter-spacing="normal" fo:font-style="normal" fo:font-weight="normal"/>
    </style:style>
    <style:style style:name="P2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1282d" style:font-name="Lato" fo:font-size="9.75pt" fo:letter-spacing="normal" fo:font-style="normal" fo:font-weight="normal"/>
    </style:style>
    <style:style style:name="P2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1282d" style:font-name="Lato" fo:font-size="9.75pt" fo:letter-spacing="normal" fo:font-style="normal" fo:font-weight="bold"/>
    </style:style>
    <style:style style:name="P30" style:family="paragraph" style:parent-style-name="Text_20_body" style:list-style-name="L2">
      <style:paragraph-properties fo:margin-left="0.1457in" fo:margin-right="0in" fo:margin-top="0in" fo:margin-bottom="0.0626in" loext:contextual-spacing="false" style:line-height-at-least="0.1772in" fo:orphans="2" fo:widows="2" fo:text-indent="0in" style:auto-text-indent="false" fo:padding="0in" fo:border="none"/>
      <style:text-properties fo:font-variant="normal" fo:text-transform="none" fo:color="#111111" style:font-name="Amazon Ember" fo:font-size="9.75pt" fo:letter-spacing="normal" fo:font-style="normal" fo:font-weight="normal"/>
    </style:style>
    <style:style style:name="P31" style:family="paragraph" style:parent-style-name="Text_20_body" style:list-style-name="L3">
      <style:paragraph-properties fo:margin-left="0.1457in" fo:margin-right="0.1043in" fo:margin-top="0in" fo:margin-bottom="0.0626in" loext:contextual-spacing="false" style:line-height-at-least="0.1772in" fo:orphans="2" fo:widows="2" fo:text-indent="0in" style:auto-text-indent="false" fo:padding="0in" fo:border="none"/>
      <style:text-properties fo:color="#111111"/>
    </style:style>
    <style:style style:name="P32" style:family="paragraph" style:parent-style-name="Text_20_body" style:list-style-name="L3">
      <style:paragraph-properties fo:margin-left="0.1457in" fo:margin-right="0.1043in" fo:margin-top="0in" fo:margin-bottom="0.0626in" loext:contextual-spacing="false" style:line-height-at-least="0.1772in" fo:orphans="2" fo:widows="2" fo:text-indent="0in" style:auto-text-indent="false" fo:padding="0in" fo:border="none"/>
      <style:text-properties fo:font-variant="normal" fo:text-transform="none" fo:color="#111111" style:font-name="Amazon Ember" fo:font-size="9.75pt" fo:letter-spacing="normal" fo:font-style="normal" fo:font-weight="normal" loext:padding="0in" loext:border="none"/>
    </style:style>
    <style:style style:name="P33" style:family="paragraph" style:parent-style-name="Heading_20_1">
      <style:paragraph-properties fo:text-align="start" style:justify-single-word="false"/>
      <style:text-properties fo:font-variant="normal" fo:text-transform="none" fo:color="#111111" style:font-name="Amazon Ember" fo:font-size="15.75pt" fo:letter-spacing="normal" fo:font-style="normal" style:text-underline-style="solid" style:text-underline-width="auto" style:text-underline-color="font-color" fo:font-weight="bold" officeooo:rsid="0004b5fd" officeooo:paragraph-rsid="0004b5fd" style:font-size-asian="10.5pt" style:font-size-complex="12pt"/>
    </style:style>
    <style:style style:name="P34" style:family="paragraph" style:parent-style-name="Heading_20_1">
      <style:paragraph-properties fo:text-align="start" style:justify-single-word="false"/>
      <style:text-properties fo:font-variant="normal" fo:text-transform="none" fo:color="#111111" style:font-name="Amazon Ember" fo:font-size="15.75pt" fo:letter-spacing="normal" fo:font-style="normal" style:text-underline-style="solid" style:text-underline-width="auto" style:text-underline-color="font-color" fo:font-weight="bold" officeooo:rsid="0007f795" officeooo:paragraph-rsid="0007f795" style:font-size-asian="10.5pt" style:font-size-complex="12pt"/>
    </style:style>
    <style:style style:name="P35" style:family="paragraph" style:parent-style-name="Heading_20_1">
      <style:paragraph-properties fo:text-align="start" style:justify-single-word="false"/>
      <style:text-properties fo:font-variant="normal" fo:text-transform="none" fo:color="#111111" style:font-name="Amazon Ember" fo:font-size="24pt" fo:letter-spacing="normal" fo:font-style="normal" style:text-underline-style="solid" style:text-underline-width="auto" style:text-underline-color="font-color" fo:font-weight="bold" officeooo:rsid="0005f228" officeooo:paragraph-rsid="0005f228" style:font-size-asian="24pt" style:font-size-complex="24pt"/>
    </style:style>
    <style:style style:name="P36" style:family="paragraph" style:parent-style-name="Heading_20_1">
      <style:paragraph-properties fo:text-align="start" style:justify-single-word="false"/>
      <style:text-properties fo:font-variant="normal" fo:text-transform="none" fo:color="#111111" style:font-name="Amazon Ember" fo:font-size="24pt" fo:letter-spacing="normal" fo:font-style="normal" style:text-underline-style="solid" style:text-underline-width="auto" style:text-underline-color="font-color" fo:font-weight="bold" officeooo:rsid="0007f795" officeooo:paragraph-rsid="0007f795" style:font-size-asian="24pt" style:font-size-complex="24pt"/>
    </style:style>
    <style:style style:name="T1" style:family="text">
      <style:text-properties style:text-underline-style="none"/>
    </style:style>
    <style:style style:name="T2" style:family="text">
      <style:text-properties fo:color="#555555" style:text-line-through-style="none" style:text-line-through-type="none" fo:font-size="12.75pt" style:text-underline-style="none" fo:font-weight="normal" style:text-blinking="false"/>
    </style:style>
    <style:style style:name="T3" style:family="text">
      <style:text-properties fo:color="#555555" style:text-line-through-style="none" style:text-line-through-type="none" style:text-underline-style="none" style:text-blinking="false"/>
    </style:style>
    <style:style style:name="T4" style:family="text">
      <style:text-properties fo:color="#555555" style:text-line-through-style="none" style:text-line-through-type="none" style:font-name="Arial" fo:font-size="12.75pt" style:text-underline-style="none" fo:font-weight="normal" style:text-blinking="false"/>
    </style:style>
    <style:style style:name="T5" style:family="text">
      <style:text-properties fo:color="#555555" style:text-line-through-style="none" style:text-line-through-type="none" style:font-name="Arial" fo:font-size="10.5pt" style:text-underline-style="none" fo:font-weight="normal" style:text-blinking="false"/>
    </style:style>
    <style:style style:name="T6" style:family="text">
      <style:text-properties fo:font-variant="normal" fo:text-transform="none" fo:color="#333333" style:font-name="Arial" fo:font-size="10.5pt" fo:letter-spacing="normal" fo:font-style="normal" fo:font-weight="bold"/>
    </style:style>
    <style:style style:name="T7" style:family="text">
      <style:text-properties fo:font-variant="normal" fo:text-transform="none" fo:color="#333333" style:font-name="Arial" fo:font-size="10.5pt" fo:letter-spacing="normal" fo:font-style="normal" fo:font-weight="normal"/>
    </style:style>
    <style:style style:name="T8" style:family="text">
      <style:text-properties fo:font-variant="normal" fo:text-transform="none" fo:color="#333333" style:font-name="Arial" fo:font-size="10.5pt" fo:letter-spacing="normal" fo:font-style="normal" style:text-underline-style="none" fo:font-weight="bold"/>
    </style:style>
    <style:style style:name="T9" style:family="text">
      <style:text-properties fo:font-variant="normal" fo:text-transform="none" fo:color="#333333" style:font-name="Arial" fo:font-size="10.5pt" fo:letter-spacing="normal" fo:font-style="normal" style:text-underline-style="none" fo:font-weight="normal"/>
    </style:style>
    <style:style style:name="T10" style:family="text">
      <style:text-properties fo:font-variant="normal" fo:text-transform="none" fo:color="#333333" style:font-name="Arial" fo:letter-spacing="normal" fo:font-style="normal" style:text-underline-style="none" fo:font-weight="normal"/>
    </style:style>
    <style:style style:name="T11" style:family="text">
      <style:text-properties fo:font-variant="normal" fo:text-transform="none" fo:color="#333333" style:font-name="Arial" fo:letter-spacing="normal" fo:font-style="normal" fo:font-weight="normal"/>
    </style:style>
    <style:style style:name="T12" style:family="text">
      <style:text-properties fo:font-variant="normal" fo:text-transform="none" fo:color="#333333" fo:letter-spacing="normal"/>
    </style:style>
    <style:style style:name="T13" style:family="text">
      <style:text-properties fo:font-variant="normal" fo:text-transform="none" fo:color="#333333" fo:letter-spacing="normal" style:text-underline-style="none"/>
    </style:style>
    <style:style style:name="T14" style:family="text">
      <style:text-properties fo:color="#333333" style:font-name="Arial"/>
    </style:style>
    <style:style style:name="T15" style:family="text">
      <style:text-properties fo:color="#333333" style:font-name="Arial" fo:font-size="10.5pt" style:text-underline-style="none"/>
    </style:style>
    <style:style style:name="T16" style:family="text">
      <style:text-properties fo:color="#333333" style:font-name="Arial" fo:font-size="10.5pt" style:text-underline-style="none" fo:font-weight="normal"/>
    </style:style>
    <style:style style:name="T17" style:family="text">
      <style:text-properties fo:color="#333333" style:font-name="Arial" style:text-underline-style="none"/>
    </style:style>
    <style:style style:name="T18" style:family="text">
      <style:text-properties fo:color="#333333" style:font-name="Arial" style:text-underline-style="none" fo:font-weight="normal"/>
    </style:style>
    <style:style style:name="T19" style:family="text">
      <style:text-properties fo:color="#333333" style:font-name="Arial" fo:font-weight="normal"/>
    </style:style>
    <style:style style:name="T20" style:family="text">
      <style:text-properties fo:color="#333333" style:font-name="Arial" fo:font-size="24pt" style:text-underline-style="none" fo:font-weight="normal" style:font-size-asian="24pt" style:font-size-complex="24pt"/>
    </style:style>
    <style:style style:name="T21" style:family="text">
      <style:text-properties fo:color="#333333" style:font-name="Arial" fo:font-size="24pt" fo:font-weight="normal" style:font-size-asian="24pt" style:font-size-complex="24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35875125153976867" text:style-name="L1">
        <text:list-header>
          <text:p text:style-name="P1">Health and Beauty</text:p>
        </text:list-header>
      </text:list>
      <text:p text:style-name="P2"/>
      <text:p text:style-name="P2"/>
      <text:p text:style-name="P3"/>
      <text:p text:style-name="P3"/>
      <text:p text:style-name="P3"/>
      <text:p text:style-name="P3"/>
      <text:h text:style-name="P33" text:outline-level="1"><text:bookmark text:name="title"/><text:bookmark text:name="productTitle"/><text:span text:style-name="T1">The Little Book of Healthy Beauty</text:span>: Simple Daily Habits to Get You Glowing <text:span text:style-name="T2">Paperback</text:span> <text:span text:style-name="T3">– </text:span><text:span text:style-name="T2">July 12, 2016</text:span></text:h>
      <text:p text:style-name="P8"><text:span text:style-name="T2"/></text:p>
      <text:p text:style-name="P8"><text:span text:style-name="T2">Desrcription.</text:span></text:p>
      <text:p text:style-name="P15"><text:span text:style-name="T6">As seen on Dr. Oz, a revolutionary, naturopathic plan that enhances beauty, improves health, and reverses aging, Dr. Pina's powerful program is guaranteed to make you glow from the inside out.</text:span><text:line-break/><text:line-break/><text:span text:style-name="T7">The philosophy of naturopathic medicine is to use the most natural methods to achieve optimal health and beauty. People who follow this philosophy have a "glow"--an almost indescribable radiance, beauty, and energetic vitality. Dr. Pina's holistic wisdom blends practices from naturopaths, scientists, and Chinese medicine and is informed by medical research.</text:span><text:line-break/><text:line-break/><text:span text:style-name="T7">This practical guide presents the five simple keys to great beauty and health (sleep, food, exercise, relaxation, detoxification), explains how to maximize their benefits, offers advice on natural remedies like vitamins and herbs, and gives Dr. Pina's expert guidance based on over a decade of research and clinical experience. The book's tips include:</text:span><text:line-break/><text:line-break/><text:span text:style-name="T12">      </text:span><text:span text:style-name="T7">The real secrets behind staying young.</text:span><text:line-break/><text:span text:style-name="T12">      </text:span><text:span text:style-name="T7">The best practices for radiant skin and hair.</text:span><text:line-break/><text:span text:style-name="T12">      </text:span><text:span text:style-name="T7">The vitamins and herbs that work like magic bullets.</text:span><text:line-break/><text:span text:style-name="T12">      </text:span><text:span text:style-name="T7">Simple daily habits that help overcome stress and shed extra pounds.</text:span><text:line-break/><text:line-break/><text:span text:style-name="T7">Dr. Pina clears up the confusion about what actually works and what doesn't and dispels the popular myths that are doing more harm than good. By following Dr. Pina's advice, you will see yourself looking more radiantly beautiful each day.</text:span></text:p>
      <text:p text:style-name="P3"/>
      <text:p text:style-name="P3"/>
      <text:p text:style-name="P3"/>
      <text:p text:style-name="P3"/>
      <text:p text:style-name="P3"/>
      <text:p text:style-name="P3"/>
      <text:p text:style-name="P3"/>
      <text:p text:style-name="P3"/>
      <text:p text:style-name="P3"/>
      <text:p text:style-name="P3"><text:soft-page-break/>&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0399176934&amp;asins=0399176934&amp;linkId=819e2507d496617704e60c06ff55fe32&amp;show_border=true&amp;link_opens_in_new_window=true&amp;price_color=333333&amp;title_color=0066c0&amp;bg_color=ffffff"&gt;</text:p>
      <text:p text:style-name="P3"><text:s text:c="4"/>&lt;/iframe&gt;</text:p>
      <text:p text:style-name="P3"/>
      <text:p text:style-name="P3"/>
      <text:p text:style-name="P3">https://www.amazon.com/Little-Book-Healthy-Beauty-Glowing/dp/0399176934/ref=as_sl_pc_qf_sp_asin_til?tag=castlehousese-20&amp;linkCode=w00&amp;linkId=819e2507d496617704e60c06ff55fe32&amp;creativeASIN=0399176934</text:p>
      <text:p text:style-name="P3"/>
      <text:p text:style-name="P3"/>
      <text:p text:style-name="P3"/>
      <text:p text:style-name="P16"><text:span text:style-name="T8">As seen on Dr. Oz, a revolutionary, naturopathic plan that enhances beauty, improves health, and reverses aging, Dr. Pina's powerful program is guaranteed to make you glow from the inside out.</text:span><text:line-break/><text:line-break/><text:span text:style-name="T9">The philosophy of naturopathic medicine is to use the most natural methods to achieve optimal health and beauty. People who follow this philosophy have a "glow"--an almost indescribable radiance, beauty, and energetic vitality. Dr. Pina's holistic wisdom blends practices from naturopaths, scientists, and Chinese medicine and is informed by medical research.</text:span><text:span text:style-name="T1"><text:line-break/><text:line-break/></text:span><text:span text:style-name="T9">This practical guide presents the five simple keys to great beauty and health (sleep, food, exercise, relaxation, detoxification), explains how to maximize their benefits, offers advice on natural remedies like vitamins and herbs, and gives Dr. Pina's expert guidance based on over a decade of research and clinical experience. The book's tips include:</text:span><text:span text:style-name="T1"><text:line-break/><text:line-break/></text:span><text:span text:style-name="T13">      </text:span><text:span text:style-name="T9">The real secrets behind staying young.</text:span><text:span text:style-name="T1"><text:line-break/></text:span><text:span text:style-name="T13">      </text:span><text:span text:style-name="T9">The best practices for radiant skin and hair.</text:span><text:span text:style-name="T1"><text:line-break/></text:span><text:span text:style-name="T13">      </text:span><text:span text:style-name="T9">The vitamins and herbs that work like magic bullets.</text:span><text:span text:style-name="T1"><text:line-break/></text:span><text:span text:style-name="T13">      </text:span><text:span text:style-name="T9">Simple daily habits that help overcome stress and shed extra pounds.</text:span><text:span text:style-name="T1"><text:line-break/><text:line-break/></text:span><text:span text:style-name="T9">Dr. Pina clears up the confusion about what actually works and what doesn't and dispels the popular myths that are doing more harm than good. By following Dr. Pina's advice, you will see yourself looking more radiantly beautiful each day.</text:span></text:p>
      <text:p text:style-name="P22"><text:span text:style-name="T9"/></text:p>
      <text:p text:style-name="P16"><text:span text:style-name="T9"/></text:p>
      <text:p text:style-name="P17"><text:span text:style-name="T9"/></text:p>
      <text:h text:style-name="P35" text:outline-level="1"><text:bookmark text:name="title1"/><text:bookmark text:name="productTitle1"/><text:soft-page-break/><text:span text:style-name="T19">Put Anxiety Behind You: The Complete Drug-Free Program</text:span></text:h>
      <text:p text:style-name="P17"><text:span text:style-name="T9"/></text:p>
      <text:h text:style-name="P7" text:outline-level="2"><text:span text:style-name="T9"/></text:h>
      <text:h text:style-name="P7" text:outline-level="2"><text:span text:style-name="T16">Overview</text:span></text:h>
      <text:p text:style-name="P27">Put Anxiety Behind You: The Complete Drug-Free Program by Peter Bongiorno ND Lac</text:p>
      <text:p text:style-name="P29">You Don't Have to Feel This Way</text:p>
      <text:p text:style-name="P28">"You are not alone, and you're not saddled with anxiety--or the medications to treat it--forever. I'm going to outline a clear plan and give you clear steps to help you face your anxiety from every angle, in synergy, to truly get to the calm and healing you need and deserve. These tools work." -from the introduction</text:p>
      <text:p text:style-name="P28">Naturopathic doctor and licensed acupuncturist Peter Bongiorno has been researching natural approaches to anxiety for over 20 years and treating patients for a dozen. (His interest was professional, of course, but also partly personal; he had his own history with debilitating anxiety.) Here he offers his holistic approach to healing anxiety and avoiding relapse, with a toolkit that includes foods and plant-based medicines, plus anxiety-reducing yoga poses, massage techniques, and acupressure points you can try on your own for lasting relief.</text:p>
      <text:p text:style-name="P28">Bongiorno also tackles how to safely wean from anti-anxiety medication and how to supplement conventional medications with herbs and other remedies to increase their efficacy and reduce side effects.</text:p>
      <text:p text:style-name="P28">If you are one of the 40 million Americans with panic attacks, phobias, or other anxiety-related issues limiting your life, or are in close relationship with someone who is, this book will be a lifeline.</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lt;iframe style="width:120px;height:240px;" marginwidth="0" marginheight="0" scrolling="no" frameborder="0" src="//ws-na.amazon-adsystem.com/widgets/q?ServiceVersion=20070822&amp;OneJS=1&amp;Operation=GetAdHtml&amp;MarketPlace=US&amp;source=ac&amp;ref=qf_sp_asin_til&amp;ad_type=product_link&amp;tracking_id=castlehousese-</text:span><text:soft-page-break/><text:span text:style-name="T9">20&amp;marketplace=amazon&amp;region=US&amp;placement=B01FKSUNYE&amp;asins=B01FKSUNYE&amp;linkId=e58d02348414dfdc8efbf025e7bb2cef&amp;show_border=true&amp;link_opens_in_new_window=true&amp;price_color=333333&amp;title_color=0066c0&amp;bg_color=ffffff"&gt;</text:span></text:p>
      <text:p text:style-name="P17"><text:span text:style-name="T9"><text:s text:c="4"/>&lt;/iframe&gt;</text:span></text:p>
      <text:p text:style-name="P17"><text:span text:style-name="T9"/></text:p>
      <text:p text:style-name="P17"><text:span text:style-name="T9"/></text:p>
      <text:p text:style-name="P17"><text:span text:style-name="T9"/></text:p>
      <text:p text:style-name="P18"><text:a xlink:type="simple" xlink:href="https://www.amazon.com/Put-Anxiety-Behind-You-2015-10-01/dp/B01FKSUNYE/ref=as_sl_pc_qf_sp_asin_til?tag=castlehousese-20&amp;linkCode=w00&amp;linkId=a0e021bc96487b93ababfc26ffc82d0b&amp;creativeASIN=B01FKSUNYE" text:style-name="Internet_20_link" text:visited-style-name="Visited_20_Internet_20_Link"><text:span text:style-name="T9">https://www.amazon.com/Put-Anxiety-Behind-You-2015-10-01/dp/B01FKSUNYE/ref=as_sl_pc_qf_sp_asin_til?tag=castlehousese-20&amp;linkCode=w00&amp;linkId=a0e021bc96487b93ababfc26ffc82d0b&amp;creativeASIN=B01FKSUNYE</text:span></text:a></text:p>
      <text:p text:style-name="P23"><text:span text:style-name="T9"/></text:p>
      <text:p text:style-name="P18"><text:span text:style-name="T9"/></text:p>
      <text:h text:style-name="P36" text:outline-level="1"><text:bookmark text:name="title2"/><text:bookmark text:name="productTitle2"/><text:span text:style-name="T19">Encyclopedia of Herbal Medicine: The Definitive Home Reference Guide to 550 Key Herbs with all their Uses as Remedies for Common Ailments</text:span></text:h>
      <text:p text:style-name="P9"><text:span text:style-name="T19"/></text:p>
      <text:p text:style-name="P14">Helpful to enthusiasts and professionals alike, these volumes provide extensive coverage of hundreds of conditions and their remedies, including their sources and symptoms. Up-to-date research and in-depth explanations of today's most popular alternative therapies are enhanced by step-by-step photos of typical treatments, as well as symptoms charts and remedy ratings.</text:p>
      <text:p text:style-name="P14"><text:span text:style-name="T19"/></text:p>
      <text:p text:style-name="P14">&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0789467836&amp;asins=0789467836&amp;linkId=4d8f214f4245cb0d089c26b03ca9b2f7&amp;show_border=true&amp;link_opens_in_new_window=true&amp;price_color=333333&amp;title_color=0066c0&amp;bg_color=ffffff"&gt;</text:p>
      <text:p text:style-name="P14"><text:s text:c="4"/>&lt;/iframe&gt;</text:p>
      <text:p text:style-name="P14"/>
      <text:p text:style-name="P14"/>
      <text:p text:style-name="P18"><text:span text:style-name="T9"/></text:p>
      <text:p text:style-name="P18"><text:soft-page-break/><text:span text:style-name="T9"/></text:p>
      <text:p text:style-name="P18"><text:a xlink:type="simple" xlink:href="https://www.amazon.com/Encyclopedia-Herbal-Medicine-Definitive-Reference/dp/0789467836/ref=as_sl_pc_qf_sp_asin_til?tag=castlehousese-20&amp;linkCode=w00&amp;linkId=4d8f214f4245cb0d089c26b03ca9b2f7&amp;creativeASIN=0789467836" text:style-name="Internet_20_link" text:visited-style-name="Visited_20_Internet_20_Link"><text:span text:style-name="T9">https://www.amazon.com/Encyclopedia-Herbal-Medicine-Definitive-Reference/dp/0789467836/ref=as_sl_pc_qf_sp_asin_til?tag=castlehousese-20&amp;linkCode=w00&amp;linkId=4d8f214f4245cb0d089c26b03ca9b2f7&amp;creativeASIN=0789467836</text:span></text:a></text:p>
      <text:p text:style-name="P18"><text:span text:style-name="T9"/></text:p>
      <text:p text:style-name="P23"><text:span text:style-name="T9"/></text:p>
      <text:p text:style-name="P18"><text:span text:style-name="T9"/></text:p>
      <text:p text:style-name="P18"><text:span text:style-name="T9"/></text:p>
      <text:h text:style-name="P34" text:outline-level="1"><text:bookmark text:name="title3"/><text:bookmark text:name="productTitle3"/><text:span text:style-name="T21">Living Light: The 21-Day Alchemical Regeneration Plan </text:span><text:span text:style-name="T4">Paperback</text:span><text:span text:style-name="T16"> </text:span><text:span text:style-name="T5">– </text:span><text:span text:style-name="T4">August 27, 2007</text:span></text:h>
      <text:p text:style-name="P18"><text:span text:style-name="T9"/></text:p>
      <text:p text:style-name="P13"><text:span text:style-name="T1">Create a healthier, slimmer, more youthful body in 21 days with the amazing Living Light plan that blends the high-intensity nutrition and healing powers of a raw food diet with the ancient wisdom of Alchemy. Everything you need to heal and regenerate your body, mind, and soul is explained in Living Light, including buying and preparing raw foods, growing sprouts and grasses, internal cleansing, weekly menu plans, daily schedules, juice fasting, solar healing, alchemical meditation and yoga, and over 100 delicious raw and living food recipes. The secret key to the Living Light plan is Alchemy: the sacred science of self-transformation.</text:span></text:p>
      <text:p text:style-name="P18"><text:span text:style-name="T9"/></text:p>
      <text:p text:style-name="P18"><text:span text:style-name="T9"/></text:p>
      <text:p text:style-name="P18"><text:span text:style-name="T9">&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0970551827&amp;asins=0970551827&amp;linkId=530311de66bcf8482c47438778492395&amp;show_border=true&amp;link_opens_in_new_window=true&amp;price_color=333333&amp;title_color=0066c0&amp;bg_color=ffffff"&gt;</text:span></text:p>
      <text:p text:style-name="P18"><text:span text:style-name="T9"><text:s text:c="4"/>&lt;/iframe&gt;</text:span></text:p>
      <text:p text:style-name="P18"><text:span text:style-name="T9"/></text:p>
      <text:p text:style-name="P19"><text:a xlink:type="simple" xlink:href="https://www.amazon.com/Living-Light-21-Day-Alchemical-Regeneration/dp/0970551827/ref=as_sl_pc_qf_sp_asin_til?tag=castlehousese-20&amp;linkCode=w00&amp;linkId=530311de66bcf8482c47438778492395&amp;creativeASIN=0970551827" text:style-name="Internet_20_link" text:visited-style-name="Visited_20_Internet_20_Link"><text:span text:style-name="T9">https://www.amazon.com/Living-Light-21-Day-Alchemical-Regeneration/dp/0970551827/ref=as_sl_pc_qf_sp_asin_til?tag=castlehousese-20&amp;linkCode=w00&amp;linkId=530311de66bcf8482c47438778492395&amp;creativeASIN=0970551827</text:span></text:a></text:p>
      <text:p text:style-name="P24"><text:span text:style-name="T9"/></text:p>
      <text:p text:style-name="P19"><text:span text:style-name="T9"/></text:p>
      <text:p text:style-name="P19"><text:span text:style-name="T9"/></text:p>
      <text:p text:style-name="P19"><text:soft-page-break/><text:span text:style-name="T9"/></text:p>
      <text:p text:style-name="P11"><text:span text:style-name="T14">Fermented Modam Scalp Primer Soap - Natural Scalp Care for Anti-Dandruff, Dry, Itchy Treatment, 90g</text:span></text:p>
      <text:p text:style-name="P18"><text:span text:style-name="T9"/></text:p>
      <text:p text:style-name="P18"><text:span text:style-name="T9"/></text:p>
      <text:p text:style-name="P12"><text:span text:style-name="T15">All IN ONE CARE - It is effective for various scalp troubles such as stressed hair loss, itching caused by scalp drying, dandruff and health improvement of scalp.</text:span></text:p>
      <text:list xml:id="list5128463701282956957" text:style-name="L2">
        <text:list-item>
          <text:p text:style-name="P30">100% NATURAL INGRDIENT - Natural Soap made from 100% natural ingredients that do not contain chemical ingredients such as surfactants, colorants and artificial fragrances.</text:p>
        </text:list-item>
        <text:list-item>
          <text:p text:style-name="P30">13 KINDS OF HERAL INGREDIENT - 13 kinds of herbal medicines that are good for hair loss prevention, ex. Hassuo, Aloe, Moringa, Green tea, Ginseng, etc.</text:p>
        </text:list-item>
        <text:list-item>
          <text:p text:style-name="P30">FERMENTATION RIPENING TECHNOLOGY - The patented fermentation ripening technology separates the toxicity of herbal medicines and further breaks down the particles, maximizing the absorption rate of herbal ingredients.</text:p>
        </text:list-item>
        <text:list-item>
          <text:p text:style-name="P30">DEEP ClEANSING HAIR ROOT - It is an excellent product for the removal of wastes from hair follicles for essential scalp care. This helps to maintain a healthy scalp condition in normal times</text:p>
        </text:list-item>
      </text:list>
      <text:p text:style-name="P18"><text:span text:style-name="T9"/></text:p>
      <text:p text:style-name="P18"><text:span text:style-name="T9"/></text:p>
      <text:p text:style-name="P20"><text:span text:style-name="T9">&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7414B765&amp;asins=B07414B765&amp;linkId=3d502b4151c2e6795320affea81b2d93&amp;show_border=true&amp;link_opens_in_new_window=true&amp;price_color=333333&amp;title_color=0066c0&amp;bg_color=ffffff"&gt;</text:span></text:p>
      <text:p text:style-name="P20"><text:span text:style-name="T9"><text:s text:c="4"/>&lt;/iframe&gt;</text:span></text:p>
      <text:p text:style-name="P20"><text:span text:style-name="T9"/></text:p>
      <text:p text:style-name="P20"><text:span text:style-name="T9"/></text:p>
      <text:p text:style-name="P20"><text:a xlink:type="simple" xlink:href="https://www.amazon.com/Fermented-Modam-Scalp-Primer-Soap/dp/B07414B765/ref=as_sl_pc_qf_sp_asin_til?tag=castlehousese-20&amp;linkCode=w00&amp;linkId=3d502b4151c2e6795320affea81b2d93&amp;creativeASIN=B07414B765" text:style-name="Internet_20_link" text:visited-style-name="Visited_20_Internet_20_Link"><text:span text:style-name="T9">https://www.amazon.com/Fermented-Modam-Scalp-Primer-Soap/dp/B07414B765/ref=as_sl_pc_qf_sp_asin_til?tag=castlehousese-20&amp;linkCode=w00&amp;linkId=3d502b4151c2e6795320affea81b2d93&amp;creativeASIN=B07414B765</text:span></text:a></text:p>
      <text:p text:style-name="P25"><text:span text:style-name="T9"/></text:p>
      <text:p text:style-name="P20"><text:span text:style-name="T9"/></text:p>
      <text:p text:style-name="P21"><text:span text:style-name="T9"/></text:p>
      <text:p text:style-name="P10"><text:soft-page-break/><text:span text:style-name="T14">Anima Mundi Apothecary - Organic / Wildcrafted Herbal Smoke / Healthy Lung</text:span></text:p>
      <text:p text:style-name="P21"><text:span text:style-name="T9"/></text:p>
      <text:p text:style-name="P21"><text:span text:style-name="T9"/></text:p>
      <text:p text:style-name="P4"><text:bookmark text:name="aboutTheProductText"/><text:span text:style-name="T15">About the product</text:span></text:p>
      <text:section text:style-name="Sect1" text:name="feature-bullets">
        <text:p text:style-name="P5"/>
        <text:section text:style-name="Sect1" text:name="fbExpandableSection">
          <text:p text:style-name="P6"/>
          <text:section text:style-name="Sect1" text:name="fbExpandableSectionContent">
            <text:list xml:id="list5572626701519449863" text:style-name="L3">
              <text:list-item>
                <text:p text:style-name="P31">A Powerful Blend Of Lung Tonics Known To Decongest + Clear Phlegm From The Lungs</text:p>
              </text:list-item>
              <text:list-item>
                <text:p text:style-name="P32">With Moderate Use, Smoking Medicinal Herbs Can Be A Highly Effective Method To Clear Bacterial Build + Assist The Sinus (For Seasonal Allergies)</text:p>
              </text:list-item>
              <text:list-item>
                <text:p text:style-name="P32">This Herbal Blend Also Soothes The Body + Mind, Providing A Nice &amp; Gentle, Relaxing Energy</text:p>
              </text:list-item>
              <text:list-item>
                <text:p text:style-name="P32">100% Natural, Organic / Wildcrafted Ingredients</text:p>
              </text:list-item>
            </text:list>
          </text:section>
        </text:section>
      </text:section>
      <text:p text:style-name="P21"><text:span text:style-name="T9"/></text:p>
      <text:p text:style-name="P21"><text:span text:style-name="T9"/></text:p>
      <text:p text:style-name="P21"><text:span text:style-name="T9">&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1LZRMFKP&amp;asins=B01LZRMFKP&amp;linkId=761573ca3edca06496c92fe284970fa4&amp;show_border=true&amp;link_opens_in_new_window=true&amp;price_color=333333&amp;title_color=0066c0&amp;bg_color=ffffff"&gt;</text:span></text:p>
      <text:p text:style-name="P21"><text:span text:style-name="T9"><text:s text:c="4"/>&lt;/iframe&gt;</text:span></text:p>
      <text:p text:style-name="P21"><text:span text:style-name="T9"/></text:p>
      <text:p text:style-name="P26"><text:a xlink:type="simple" xlink:href="https://www.amazon.com/Anima-Mundi-Apothecary-Organic-Wildcrafted/dp/B01LZRMFKP/ref=as_sl_pc_qf_sp_asin_til?tag=castlehousese-20&amp;linkCode=w00&amp;linkId=761573ca3edca06496c92fe284970fa4&amp;creativeASIN=B01LZRMFKP" text:style-name="Internet_20_link" text:visited-style-name="Visited_20_Internet_20_Link"><text:span text:style-name="T9">https://www.amazon.com/Anima-Mundi-Apothecary-Organic-Wildcrafted/dp/B01LZRMFKP/ref=as_sl_pc_qf_sp_asin_til?tag=castlehousese-20&amp;linkCode=w00&amp;linkId=761573ca3edca06496c92fe284970fa4&amp;creativeASIN=B01LZRMFKP</text:span></text:a></text:p>
      <text:p text:style-name="P26"><text:span text:style-name="T9"/></text:p>
      <text:p text:style-name="P26"><text:span text:style-name="T9"/></text:p>
      <text:p text:style-name="P21"><text:span text:style-name="T9"/></text:p>
      <text:p text:style-name="P21"><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Arial, sans-serif"/>
    <style:font-face style:name="Arial" svg:font-family="Arial, sans-serif"/>
    <style:font-face style:name="Lato" svg:font-family="Lato, sans-serif"/>
    <style:font-face style:name="Poynter" svg:font-family="Poynter,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02:01:45.714736356</meta:creation-date>
    <dc:date>2017-08-24T04:13:23.762934657</dc:date>
    <meta:editing-duration>PT1H15M13S</meta:editing-duration>
    <meta:editing-cycles>5</meta:editing-cycles>
    <meta:generator>LibreOffice/5.1.6.2$Linux_X86_64 LibreOffice_project/10m0$Build-2</meta:generator>
    <meta:document-statistic meta:table-count="0" meta:image-count="0" meta:object-count="0" meta:page-count="7" meta:paragraph-count="47" meta:word-count="1149" meta:character-count="11321" meta:non-whitespace-character-count="10150"/>
  </office:meta>
</office:document-meta>
</file>